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5f6" officeooo:paragraph-rsid="001cb5f6"/>
    </style:style>
    <style:style style:name="P2" style:family="paragraph" style:parent-style-name="Standard">
      <style:text-properties officeooo:rsid="001dbf34" officeooo:paragraph-rsid="001dbf34"/>
    </style:style>
    <style:style style:name="P3" style:family="paragraph" style:parent-style-name="Standard">
      <style:text-properties officeooo:rsid="001dbf34" officeooo:paragraph-rsid="001dbf34"/>
    </style:style>
    <style:style style:name="P4" style:family="paragraph" style:parent-style-name="Standard">
      <style:text-properties officeooo:rsid="001e6089" officeooo:paragraph-rsid="001dbf34"/>
    </style:style>
    <style:style style:name="P5" style:family="paragraph" style:parent-style-name="Standard">
      <style:text-properties officeooo:rsid="001e6089" officeooo:paragraph-rsid="001e6089"/>
    </style:style>
    <style:style style:name="P6" style:family="paragraph" style:parent-style-name="Standard">
      <style:text-properties fo:font-size="15pt" officeooo:rsid="001cb5f6" officeooo:paragraph-rsid="001cb5f6" style:font-size-asian="15pt" style:font-size-complex="15pt"/>
    </style:style>
    <style:style style:name="P7" style:family="paragraph" style:parent-style-name="Standard">
      <style:text-properties officeooo:rsid="001fab0f" officeooo:paragraph-rsid="001fab0f"/>
    </style:style>
    <style:style style:name="T1" style:family="text">
      <style:text-properties officeooo:rsid="001d53b1"/>
    </style:style>
    <style:style style:name="T2" style:family="text">
      <style:text-properties officeooo:rsid="001fab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sign Document:</text:p>
      <text:p text:style-name="P1"/>
      <text:p text:style-name="P1">What exactly will I do with the python <text:span text:style-name="T1">code?</text:span></text:p>
      <text:p text:style-name="P1"/>
      <text:p text:style-name="P2">I will read data from the Tristar Morningstar MPPT.</text:p>
      <text:p text:style-name="P2"/>
      <text:p text:style-name="P2">I will create a Morningstar Reader class.</text:p>
      <text:p text:style-name="P4"/>
      <text:p text:style-name="P4"/>
      <text:p text:style-name="P5">TSMPPT code design document:</text:p>
      <text:p text:style-name="P5"/>
      <text:p text:style-name="P5"/>
      <text:p text:style-name="P5">Morningstar Reader Class:</text:p>
      <text:p text:style-name="P5">Denoted as TSMPPT().</text:p>
      <text:p text:style-name="P5"/>
      <text:p text:style-name="P5">Each TSMPPT() will have a .read() method. It will read out <text:s/>exactly what things are done.</text:p>
      <text:p text:style-name="P5"/>
      <text:p text:style-name="P5">It uses <text:span text:style-name="T2">the </text:span>MODBUS-TK python library.</text:p>
      <text:p text:style-name="P5"/>
      <text:p text:style-name="P7">The MODBUS-TK library is developed by … and is licensed under the GNU public lice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30:56.409000000</meta:creation-date>
    <dc:date>2019-08-16T15:01:24.441000000</dc:date>
    <meta:editing-duration>P1DT23H59M50S</meta:editing-duration>
    <meta:editing-cycles>5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10" meta:word-count="74" meta:character-count="436" meta:non-whitespace-character-count="371"/>
  </office:meta>
</office:document-meta>
</file>